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9768d0" style:parent-style-name="Graphics">
      <style:graphic-properties style:horizontal-pos="from-left" style:horizontal-rel="paragraph"/>
    </style:style>
    <style:style style:family="graphic" style:name="a99f122" style:parent-style-name="Graphics">
      <style:graphic-properties style:horizontal-pos="left" style:horizontal-rel="paragraph" style:vertical-rel="paragraph" style:wrap="right" style:wrap-contour="false" svg:x="0.0mm" svg:y="0.0mm"/>
    </style:style>
  </office:automatic-styles>
  <office:body>
    <office:text>
      <text:p text:style-name="Standard">Test test 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text:s/><draw:frame draw:style-name="a99f122" svg:height="128.04mm" svg:width="65.6mm" svg:x="0.0mm" svg:y="0.0mm" text:anchor-type="paragraph"><draw:image xlink:actuate="onLoad" xlink:href="Pictures/10000000000000F8000001E4F1E2F475.png" xlink:show="embed" xlink:type="simple"/><draw:text-box/></draw:frame>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0.5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729fcf"/>
      <style:text-properties fo:country="DE" fo:font-size="12.0pt" fo:language="de" style:font-size-asian="10.5pt" style:use-window-font-color="true"/>
    </style:default-style>
    <style:style style:family="graphic" style:name="Graphics" style:parent-style-name="default_drawing_style">
      <style:graphic-properties style:horizontal-pos="center" style:horizontal-rel="paragraph" style:vertical-pos="top" style:vertical-rel="paragraph"/>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7:30</dc:date>
    <meta:editing-cycles>2</meta:editing-cycles>
    <meta:editing-duration>PT0.013S</meta:editing-duration>
  </office:meta>
</office:document-meta>
</file>